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938f6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3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938f6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4" style:family="text">
      <style:text-properties officeooo:rsid="082938f6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4" svg:x1="0.9028in" svg:y1="0.1827in" svg:x2="3.3799in" svg:y2="0.1728in"><text:p/></draw:line><text:span text:style-name="T22">ဝန်ထမ်းအမည် <text:s text:c="2"/></text:span><text:span text:style-name="T22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4" svg:x1="1.8528in" svg:y1="0.1791in" svg:x2="3.8083in" svg:y2="0.1791in"><text:p/></draw:line><text:span text:style-name="T22">ကုမ္ပဏီ/ဌာန/အဖွဲ့အစည်းအမည် <text:s/></text:span><text:span text:style-name="T22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4" svg:x1="0.9382in" svg:y1="0.2016in" svg:x2="3.4154in" svg:y2="0.1917in"><text:p/></draw:line><text:span text:style-name="T22">ရာထူး/တာဝန် <text:s text:c="3"/></text:span><text:span text:style-name="T22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4" svg:x1="1.9791in" svg:y1="0.1803in" svg:x2="3.3917in" svg:y2="0.1756in"><text:p/></draw:line><text:span text:style-name="T22">နိင်ငံသားစိစစ်ရေးကတ်ပြားအမှတ် </text:span><text:span text:style-name="T22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4" svg:x1="2.0154in" svg:y1="0.1756in" svg:x2="3.8437in" svg:y2="0.1756in"><text:p/></draw:line><text:span text:style-name="T22">အခွန်ထမ်းမှတ်ပုံတင်အမှတ် (TIN) <text:s/></text:span><text:span text:style-name="T23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5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4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4"><draw:line text:anchor-type="paragraph" draw:z-index="27" draw:name="Shape3_22" draw:style-name="gr1" draw:text-style-name="P74" svg:x1="1.5925in" svg:y1="0.1902in" svg:x2="2.7988in" svg:y2="0.1902in"><text:p/></draw:line>(က)အခြေခံခွင့်ပြုငွေ (၂၀%) <text:s/><text:span text:style-name="T20">= <text:s/></text:span><text:span text:style-name="T21"><text:s text:c="7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 text:c="3"/></text:span><text:span text:style-name="T21"><text:s text:c="10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7">နှုတ်ယူ</text:p>
            <text:p text:style-name="P67">ပေးသွင်းသူ </text:p>
            <text:p text:style-name="P68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6">(င) ဝန်ထမ်းနှင့် အိမ်ထောင်ဖက်အတွက် အသက်အာမခံပရီမီယံ</text:p>
            <text:p text:style-name="P56"><draw:line text:anchor-type="paragraph" draw:z-index="25" draw:name="Shape3_20" draw:style-name="gr1" draw:text-style-name="P74" svg:x1="0.6827in" svg:y1="0.178in" svg:x2="2.9244in" svg:y2="0.178in"><text:p/></draw:line><text:s/><text:span text:style-name="T24"><text:s text:c="5"/></text:span><text:span text:style-name="T19">ပေးသွင်း <text:s text:c="18"/>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5"/></text:span><text:span text:style-name="T15"><text:s text:c="17"/></text:span><text:span text:style-name="T4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70"><draw:line text:anchor-type="paragraph" draw:z-index="19" draw:name="Shape3_5" draw:style-name="gr1" draw:text-style-name="P74" svg:x1="0.5429in" svg:y1="0.1638in" svg:x2="3.3665in" svg:y2="0.1638in"><text:p/></draw:line>လက်မှတ် <text:s/></text:p>
            <text:p text:style-name="P71">အမည် <text:s text:c="2"/><text:span text:style-name="T8"><text:user-field-get text:name="py3o.o.company_id.hr_head_id.name">hr_head</text:user-field-get></text:span></text:p>
            <text:p text:style-name="P72"><draw:line text:anchor-type="paragraph" draw:z-index="20" draw:name="Shape3_15" draw:style-name="gr1" draw:text-style-name="P74" svg:x1="0.4043in" svg:y1="-0.1098in" svg:x2="3.3559in" svg:y2="-0.1098in"><text:p/></draw:line><draw:line text:anchor-type="paragraph" draw:z-index="21" draw:name="Shape3_16" draw:style-name="gr1" draw:text-style-name="P74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1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3"><draw:line text:anchor-type="paragraph" draw:z-index="22" draw:name="Shape3_18" draw:style-name="gr1" draw:text-style-name="P74" svg:x1="1.7811in" svg:y1="-0.0917in" svg:x2="3.3283in" svg:y2="-0.0953in"><text:p/></draw:line><draw:line text:anchor-type="paragraph" draw:z-index="23" draw:name="Shape3_17" draw:style-name="gr1" draw:text-style-name="P74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71"><draw:line text:anchor-type="paragraph" draw:z-index="24" draw:name="Shape3_19" draw:style-name="gr1" draw:text-style-name="P74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6">(စ) လူမှုဖူလုံရေး ရန်ပုံငွေသို့ ပေးသွင်းရန်<text:span text:style-name="T13">နုတ်ယူခြင်းခံရသည့်ငွေ</text:span></text:p>
            <text:p text:style-name="P56"><draw:line text:anchor-type="paragraph" draw:z-index="26" draw:name="Shape3_21" draw:style-name="gr1" draw:text-style-name="P74" svg:x1="0.1917in" svg:y1="0.1598in" svg:x2="2.0988in" svg:y2="0.1598in"><text:p/></draw:line><text:span text:style-name="T13"><text:s text:c="9"/></text:span><text:span text:style-name="T15"><text:s text:c="11"/></text:span><text:span text:style-name="T13"><text:s text:c="4"/></text:span><text:span text:style-name="T12"><text:text-input text:description="py3o://function=&quot;o._get_ssb_fee()&quot;">ssb_fee</text:text-input></text:span><text:span text:style-name="T13"><text:s text:c="4"/></text:span><text:span text:style-name="T15"><text:s text:c="20"/></text:span><text:span text:style-name="T13"><text:s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2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5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5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6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9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5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6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0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4:18:15.701000000</dc:date>
    <meta:editing-duration>P1DT20H50S</meta:editing-duration>
    <meta:editing-cycles>1006</meta:editing-cycles>
    <meta:document-statistic meta:table-count="7" meta:image-count="0" meta:object-count="0" meta:page-count="4" meta:paragraph-count="124" meta:word-count="412" meta:character-count="2724" meta:non-whitespace-character-count="2279"/>
  </office:meta>
</office:document-meta>
</file>